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2326b"/>
    </style:style>
    <style:style style:name="T3" style:family="text">
      <style:text-properties officeooo:rsid="00045d8b"/>
    </style:style>
    <style:style style:name="T4" style:family="text">
      <style:text-properties officeooo:rsid="0005d0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o</text:span>rganisateur (<text:span text:style-name="T1">identifiant</text:span>, motDePasse)</text:p>
      <text:p text:style-name="P1"/>
      <text:p text:style-name="P1">evenement (<text:span text:style-name="T1">numEvenement</text:span>, nom, lieu, dateEvenem<text:span text:style-name="T2">ent</text:span>, <text:span text:style-name="T2">#</text:span>idOrga)</text:p>
      <text:p text:style-name="P1"/>
      <text:p text:style-name="P1">tournois (<text:span text:style-name="T1">numTournois</text:span>, nom, classement, typeJeu, <text:span text:style-name="T3">#</text:span>numEvenement)</text:p>
      <text:p text:style-name="P1"/>
      <text:p text:style-name="P1">terrain (<text:span text:style-name="T1">numTerrain</text:span>, sport, <text:span text:style-name="T3">#</text:span>numEvenement)</text:p>
      <text:p text:style-name="P1"/>
      <text:p text:style-name="P1">equipe (<text:span text:style-name="T1">nom</text:span>, club, <text:span text:style-name="T3">#</text:span>numTournois)</text:p>
      <text:p text:style-name="P1"/>
      <text:p text:style-name="P1">joueur (<text:span text:style-name="T1">numJoueur</text:span>, nom, prenom, niveau, <text:span text:style-name="T3">#</text:span>nomEquip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20-12-12T17:27:57.969000000</dc:date>
    <meta:editing-duration>PT6M53S</meta:editing-duration>
    <meta:editing-cycles>7</meta:editing-cycles>
    <meta:document-statistic meta:table-count="0" meta:image-count="0" meta:object-count="0" meta:page-count="1" meta:paragraph-count="6" meta:word-count="29" meta:character-count="285" meta:non-whitespace-character-count="262"/>
  </office:meta>
</office:document-meta>
</file>